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3.565cm"/>
    </style:style>
    <style:style style:name="gr3" style:family="graphic" style:parent-style-name="standard">
      <style:graphic-properties svg:stroke-width="0cm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fill="none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18cm" fo:min-width="0.86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19cm" fo:min-width="0.98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19cm" fo:min-width="0.86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19cm" fo:min-width="0.7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8cm" fo:min-width="0.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.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81cm" svg:height="0.79cm" svg:x="7.096cm" svg:y="2.496cm">
          <text:p text:style-name="P1"><text:span text:style-name="T1">Custo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1.697cm" svg:height="0.922cm" svg:x="1.508cm" svg:y="4.806cm">
          <text:p text:style-name="P1"><text:span text:style-name="T1">Cab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7.833cm" svg:height="3.815cm" svg:x="3.597cm" svg:y="9.02cm">
          <draw:text-box>
            <text:p/>
            <text:p/>
          </draw:text-box>
        </draw:frame>
        <draw:custom-shape draw:style-name="gr1" draw:text-style-name="P2" xml:id="id7" draw:id="id7" draw:layer="layout" svg:width="1.828cm" svg:height="1.185cm" svg:x="10.983cm" svg:y="15.817cm">
          <text:p text:style-name="P1"><text:span text:style-name="T1">Cruis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1.044cm" svg:height="0.922cm" svg:x="5.294cm" svg:y="5.596cm">
          <text:p text:style-name="P1"><text:span text:style-name="T1">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1.75cm" svg:height="0.616cm" svg:x="2.27cm" svg:y="21.447cm">
          <text:p text:style-name="P1"><text:span text:style-name="T1">Sh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186cm" svg:height="0.889cm" svg:x="3.116cm" svg:y="12.303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1.198cm" svg:height="0.893cm" svg:x="9.001cm" svg:y="6.711cm">
          <text:p text:style-name="P1"><text:span text:style-name="T1">boo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" draw:id="id11" draw:layer="layout" svg:width="1.697cm" svg:height="0.922cm" svg:x="12.003cm" svg:y="5.285cm">
          <text:p text:style-name="P1"><text:span text:style-name="T1">Excurs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1.727cm" svg:height="0.941cm" svg:x="8.671cm" svg:y="19.288cm">
          <text:p text:style-name="P1"><text:span text:style-name="T1">Ru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2" draw:id="id12" draw:layer="layout" svg:width="1.697cm" svg:height="1.054cm" svg:x="16.321cm" svg:y="14.335cm">
          <text:p text:style-name="P1"><text:span text:style-name="T1">betwe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337cm" svg:y1="3.286cm" svg:x2="9.6cm" svg:y2="6.711cm" draw:start-shape="id1" draw:start-glue-point="6" draw:end-shape="id2" draw:end-glue-point="4" svg:d="m8337 3286 1263 3425">
          <text:p/>
        </draw:connector>
        <draw:connector draw:style-name="gr4" draw:text-style-name="P1" draw:layer="layout" draw:type="line" svg:x1="3.145cm" svg:y1="21.447cm" svg:x2="3.709cm" svg:y2="13.192cm" draw:start-shape="id3" draw:start-glue-point="0" draw:end-shape="id4" draw:end-glue-point="6" svg:d="m3145 21447 564-8255">
          <text:p/>
        </draw:connector>
        <draw:connector draw:style-name="gr4" draw:text-style-name="P1" draw:layer="layout" draw:type="line" svg:x1="3.205cm" svg:y1="5.267cm" svg:x2="5.294cm" svg:y2="6.057cm" draw:start-shape="id5" draw:start-glue-point="7" draw:end-shape="id6" draw:end-glue-point="5" svg:d="m3205 5267 2089 790">
          <text:p/>
        </draw:connector>
        <draw:connector draw:style-name="gr4" draw:text-style-name="P1" draw:layer="layout" draw:type="line" svg:x1="3.709cm" svg:y1="12.303cm" svg:x2="2.357cm" svg:y2="5.728cm" draw:start-shape="id4" draw:start-glue-point="4" draw:end-shape="id5" draw:end-glue-point="6" svg:d="m3709 12303-1352-6575">
          <text:p/>
        </draw:connector>
        <draw:frame draw:style-name="gr5" draw:text-style-name="P3" draw:layer="layout" svg:width="1.36cm" svg:height="0.668cm" svg:x="9.89cm" svg:y="18.366cm">
          <draw:text-box>
            <text:p><text:span text:style-name="T1">(1,1)</text:span></text:p>
          </draw:text-box>
        </draw:frame>
        <draw:frame draw:style-name="gr6" draw:text-style-name="P3" draw:layer="layout" svg:width="1.521cm" svg:height="0.669cm" svg:x="3.035cm" svg:y="9.255cm">
          <draw:text-box>
            <text:p><text:span text:style-name="T1">(m,p)</text:span></text:p>
          </draw:text-box>
        </draw:frame>
        <draw:frame draw:style-name="gr7" draw:text-style-name="P3" draw:layer="layout" svg:width="1.36cm" svg:height="0.669cm" svg:x="9.673cm" svg:y="2.109cm">
          <draw:text-box>
            <text:p><text:span text:style-name="T1">(1,1)</text:span></text:p>
          </draw:text-box>
        </draw:frame>
        <draw:frame draw:style-name="gr8" draw:text-style-name="P3" draw:layer="layout" svg:width="1.261cm" svg:height="0.669cm" svg:x="8.769cm" svg:y="4.128cm">
          <draw:text-box>
            <text:p><text:span text:style-name="T1">(1,n)</text:span></text:p>
          </draw:text-box>
        </draw:frame>
        <draw:frame draw:style-name="gr9" draw:text-style-name="P3" draw:layer="layout" svg:width="1.36cm" svg:height="0.668cm" svg:x="5.953cm" svg:y="4.048cm">
          <draw:text-box>
            <text:p><text:span text:style-name="T1">(1,m)</text:span></text:p>
          </draw:text-box>
        </draw:frame>
        <draw:frame draw:style-name="gr10" draw:text-style-name="P3" draw:layer="layout" svg:width="1.26cm" svg:height="0.669cm" svg:x="9.646cm" svg:y="13.827cm">
          <draw:text-box>
            <text:p><text:span text:style-name="T1">(1,1)</text:span></text:p>
          </draw:text-box>
        </draw:frame>
        <draw:frame draw:style-name="gr10" draw:text-style-name="P3" draw:layer="layout" svg:width="1.529cm" svg:height="0.669cm" svg:x="3.413cm" svg:y="4.903cm">
          <draw:text-box>
            <text:p><text:span text:style-name="T1">(1,n)</text:span></text:p>
          </draw:text-box>
        </draw:frame>
        <draw:connector draw:style-name="gr11" draw:text-style-name="P1" draw:layer="layout" draw:type="line" svg:x1="9.6cm" svg:y1="7.604cm" svg:x2="10.983cm" svg:y2="16.409cm" draw:start-shape="id2" draw:start-glue-point="6" draw:end-shape="id7" svg:d="m9600 7604 1383 8805">
          <text:p/>
        </draw:connector>
        <draw:custom-shape draw:style-name="gr1" draw:text-style-name="P2" xml:id="id8" draw:id="id8" draw:layer="layout" svg:width="1.143cm" svg:height="0.762cm" svg:x="12.176cm" svg:y="2.397cm">
          <text:p text:style-name="P1"><text:span text:style-name="T1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draw:type="line" svg:x1="9.577cm" svg:y1="2.891cm" svg:x2="12.176cm" svg:y2="2.778cm" draw:start-shape="id1" draw:start-glue-point="7" draw:end-shape="id8" draw:end-glue-point="5" svg:d="m9577 2891 2599-113">
          <text:p/>
        </draw:connector>
        <draw:custom-shape draw:style-name="gr1" draw:text-style-name="P2" xml:id="id9" draw:id="id9" draw:layer="layout" svg:width="1.397cm" svg:height="0.762cm" svg:x="17.383cm" svg:y="3.032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13.319cm" svg:y1="2.778cm" svg:x2="17.383cm" svg:y2="3.413cm" draw:start-shape="id8" draw:start-glue-point="7" draw:end-shape="id9" draw:end-glue-point="3" svg:d="m13319 2778 4064 635">
          <text:p/>
        </draw:connector>
        <draw:frame draw:style-name="gr12" draw:text-style-name="P3" draw:layer="layout" svg:width="1.226cm" svg:height="0.645cm" svg:x="15.351cm" svg:y="2.397cm">
          <draw:text-box>
            <text:p><text:span text:style-name="T1">(1,1)</text:span></text:p>
          </draw:text-box>
        </draw:frame>
        <draw:connector draw:style-name="gr11" draw:text-style-name="P2" draw:layer="layout" draw:type="line" svg:x1="8.337cm" svg:y1="3.286cm" svg:x2="5.816cm" svg:y2="5.596cm" draw:start-shape="id1" draw:start-glue-point="6" draw:end-shape="id6" draw:end-glue-point="4" svg:d="m8337 3286-2521 2310">
          <text:p/>
        </draw:connector>
        <draw:connector draw:style-name="gr11" draw:text-style-name="P2" draw:layer="layout" draw:type="line" svg:x1="4.02cm" svg:y1="21.755cm" svg:x2="8.671cm" svg:y2="19.759cm" draw:start-shape="id3" draw:start-glue-point="1" draw:end-shape="id10" draw:end-glue-point="5" svg:d="m4020 21755 4651-1996">
          <text:p/>
        </draw:connector>
        <draw:connector draw:style-name="gr11" draw:text-style-name="P2" draw:layer="layout" draw:type="line" svg:x1="10.199cm" svg:y1="7.158cm" svg:x2="12.003cm" svg:y2="5.746cm" draw:start-shape="id2" draw:start-glue-point="7" draw:end-shape="id11" draw:end-glue-point="3" svg:d="m10199 7158 1804-1412">
          <text:p/>
        </draw:connector>
        <draw:connector draw:style-name="gr11" draw:text-style-name="P2" draw:layer="layout" draw:type="line" svg:x1="12.811cm" svg:y1="16.409cm" svg:x2="16.321cm" svg:y2="14.862cm" draw:start-shape="id7" draw:start-glue-point="1" draw:end-shape="id12" draw:end-glue-point="5" svg:d="m12811 16409 3510-1547">
          <text:p/>
        </draw:connector>
        <draw:custom-shape draw:style-name="gr1" draw:text-style-name="P2" xml:id="id13" draw:id="id13" draw:layer="layout" svg:width="1.905cm" svg:height="0.635cm" svg:x="18.272cm" svg:y="12.176cm">
          <text:p text:style-name="P1"><text:span text:style-name="T1">Ports-of-Call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18.018cm" svg:y1="14.862cm" svg:x2="18.272cm" svg:y2="12.493cm" draw:start-shape="id12" draw:start-glue-point="7" draw:end-shape="id13" svg:d="m18018 14862 254-2369">
          <text:p/>
        </draw:connector>
        <draw:custom-shape draw:style-name="gr1" draw:text-style-name="P2" xml:id="id14" draw:id="id14" draw:layer="layout" svg:width="1.016cm" svg:height="1.016cm" svg:x="17.637cm" svg:y="5.826cm">
          <text:p text:style-name="P1"><text:span text:style-name="T1">hav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type="line" svg:x1="19.224cm" svg:y1="12.176cm" svg:x2="18.145cm" svg:y2="6.842cm" draw:start-shape="id13" draw:start-glue-point="0" draw:end-shape="id14" draw:end-glue-point="6" svg:d="m19224 12176-1079-5334">
          <text:p/>
        </draw:connector>
        <draw:connector draw:style-name="gr11" draw:text-style-name="P2" draw:layer="layout" draw:type="line" svg:x1="17.637cm" svg:y1="6.334cm" svg:x2="13.7cm" svg:y2="5.746cm" draw:start-shape="id14" draw:start-glue-point="5" draw:end-shape="id11" draw:end-glue-point="1" svg:d="m17637 6334-3937-588">
          <text:p/>
        </draw:connector>
        <draw:connector draw:style-name="gr11" draw:text-style-name="P2" draw:layer="layout" draw:type="line" svg:x1="9.535cm" svg:y1="19.288cm" svg:x2="11.897cm" svg:y2="17.002cm" draw:start-shape="id10" draw:start-glue-point="4" draw:end-shape="id7" draw:end-glue-point="2" svg:d="m9535 19288 2362-2286">
          <text:p/>
        </draw:connector>
        <draw:frame draw:style-name="gr12" draw:text-style-name="P3" draw:layer="layout" svg:width="1.226cm" svg:height="0.645cm" svg:x="5.064cm" svg:y="20.939cm">
          <draw:text-box>
            <text:p><text:span text:style-name="T1">(1,1)</text:span></text:p>
          </draw:text-box>
        </draw:frame>
        <draw:frame draw:style-name="gr12" draw:text-style-name="P3" draw:layer="layout" svg:width="1.226cm" svg:height="0.645cm" svg:x="3.159cm" svg:y="20.04cm">
          <draw:text-box>
            <text:p><text:span text:style-name="T1">(1,1)</text:span></text:p>
          </draw:text-box>
        </draw:frame>
        <draw:frame draw:style-name="gr12" draw:text-style-name="P3" draw:layer="layout" svg:width="1.226cm" svg:height="0.645cm" svg:x="13.573cm" svg:y="15.732cm">
          <draw:text-box>
            <text:p><text:span text:style-name="T1">(1,1)</text:span></text:p>
          </draw:text-box>
        </draw:frame>
        <draw:frame draw:style-name="gr12" draw:text-style-name="P3" draw:layer="layout" svg:width="1.323cm" svg:height="0.645cm" svg:x="18.272cm" svg:y="13.7cm">
          <draw:text-box>
            <text:p><text:span text:style-name="T1">(1,m)</text:span></text:p>
          </draw:text-box>
        </draw:frame>
        <draw:frame draw:style-name="gr12" draw:text-style-name="P3" draw:layer="layout" svg:width="1.226cm" svg:height="0.645cm" svg:x="18.653cm" svg:y="8.874cm">
          <draw:text-box>
            <text:p><text:span text:style-name="T1">(1,1)</text:span></text:p>
          </draw:text-box>
        </draw:frame>
        <draw:frame draw:style-name="gr12" draw:text-style-name="P3" draw:layer="layout" svg:width="1.323cm" svg:height="0.645cm" svg:x="14.589cm" svg:y="5.445cm">
          <draw:text-box>
            <text:p><text:span text:style-name="T1">(0,m)</text:span></text:p>
          </draw:text-box>
        </draw:frame>
        <draw:frame draw:style-name="gr12" draw:text-style-name="P3" draw:layer="layout" svg:width="1.226cm" svg:height="0.645cm" svg:x="10.823cm" svg:y="6.461cm">
          <draw:text-box>
            <text:p><text:span text:style-name="T1">(0,p)</text:span></text:p>
          </draw:text-box>
        </draw:frame>
        <draw:custom-shape draw:style-name="gr1" draw:text-style-name="P2" xml:id="id15" draw:id="id15" draw:layer="layout" svg:width="1.016cm" svg:height="0.889cm" svg:x="11.922cm" svg:y="22.336cm">
          <text:p text:style-name="P1"><text:span text:style-name="T1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6" draw:id="id16" draw:layer="layout" svg:width="1.778cm" svg:height="0.762cm" svg:x="16.875cm" svg:y="21.447cm">
          <text:p text:style-name="P1"><text:span text:style-name="T1">Amenities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3.145cm" svg:y1="22.063cm" svg:x2="11.922cm" svg:y2="22.78cm" draw:start-shape="id3" draw:start-glue-point="2" draw:end-shape="id15" svg:d="m3145 22063 8777 717">
          <text:p/>
        </draw:connector>
        <draw:connector draw:style-name="gr11" draw:text-style-name="P2" draw:layer="layout" draw:type="line" svg:x1="12.938cm" svg:y1="22.78cm" svg:x2="16.875cm" svg:y2="21.828cm" draw:start-shape="id15" draw:start-glue-point="7" draw:end-shape="id16" svg:d="m12938 22780 3937-952">
          <text:p/>
        </draw:connector>
        <draw:frame draw:style-name="gr12" draw:text-style-name="P3" draw:layer="layout" svg:width="1.226cm" svg:height="0.645cm" svg:x="6.207cm" svg:y="22.326cm">
          <draw:text-box>
            <text:p><text:span text:style-name="T1">(1,1)</text:span></text:p>
          </draw:text-box>
        </draw:frame>
        <draw:frame draw:style-name="gr12" draw:text-style-name="P3" draw:layer="layout" svg:width="1.323cm" svg:height="0.645cm" svg:x="14.282cm" svg:y="22.326cm">
          <draw:text-box>
            <text:p><text:span text:style-name="T1">(0,m)</text:span></text:p>
          </draw:text-box>
        </draw:frame>
        <draw:custom-shape draw:style-name="gr1" draw:text-style-name="P2" xml:id="id17" draw:id="id17" draw:layer="layout" svg:width="0.762cm" svg:height="0.635cm" svg:x="5.318cm" svg:y="7.985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5.699cm" svg:y1="7.985cm" svg:x2="5.816cm" svg:y2="6.518cm" draw:start-shape="id17" draw:start-glue-point="4" draw:end-shape="id6" draw:end-glue-point="6" svg:d="m5699 7985 117-14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U Student</meta:initial-creator>
    <meta:creation-date>2013-06-29T12:47:47</meta:creation-date>
    <dc:date>2013-07-10T20:09:24</dc:date>
    <dc:creator>NIU Student</dc:creator>
    <meta:editing-duration>PT8H31M34S</meta:editing-duration>
    <meta:editing-cycles>18</meta:editing-cycles>
    <meta:generator>LibreOffice/3.6$Linux_x86 LibreOffice_project/360m1$Build-2</meta:generator>
    <meta:document-statistic meta:object-count="53"/>
  </office:meta>
</office:document-meta>
</file>